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e6b" officeooo:paragraph-rsid="00037e6b"/>
    </style:style>
    <style:style style:name="P2" style:family="paragraph" style:parent-style-name="Standard">
      <style:text-properties officeooo:rsid="00037e6b" officeooo:paragraph-rsid="00037e6b"/>
    </style:style>
    <style:style style:name="P3" style:family="paragraph" style:parent-style-name="Standard">
      <style:text-properties officeooo:rsid="00037e6b" officeooo:paragraph-rsid="000663df"/>
    </style:style>
    <style:style style:name="P4" style:family="paragraph" style:parent-style-name="Standard">
      <style:text-properties officeooo:rsid="00037e6b" officeooo:paragraph-rsid="00079088"/>
    </style:style>
    <style:style style:name="P5" style:family="paragraph" style:parent-style-name="Standard">
      <style:text-properties officeooo:rsid="00037e6b" officeooo:paragraph-rsid="0009437a"/>
    </style:style>
    <style:style style:name="P6" style:family="paragraph" style:parent-style-name="Standard">
      <style:text-properties officeooo:rsid="00037e6b" officeooo:paragraph-rsid="000b0f1d"/>
    </style:style>
    <style:style style:name="T1" style:family="text">
      <style:text-properties officeooo:rsid="000663df"/>
    </style:style>
    <style:style style:name="T2" style:family="text">
      <style:text-properties officeooo:rsid="00079088"/>
    </style:style>
    <style:style style:name="T3" style:family="text">
      <style:text-properties officeooo:rsid="0009437a"/>
    </style:style>
    <style:style style:name="T4" style:family="text">
      <style:text-properties officeooo:rsid="000b0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lone_bl12 CHARACTER SET 'utf8';</text:p>
      <text:p text:style-name="P1"/>
      <text:p text:style-name="P1">CREATE TABLE users (</text:p>
      <text:p text:style-name="P1"><text:s text:c="4"/>id SMALLINT UNSIGNED AUTO_INCREMENT PRIMARY KEY,</text:p>
      <text:p text:style-name="P1"><text:s text:c="4"/>first_name VARCHAR(45) NOT NULL,</text:p>
      <text:p text:style-name="P1"><text:s text:c="4"/>last_name VARCHAR(45) NOT NULL,</text:p>
      <text:p text:style-name="P1"><text:s text:c="4"/>professional_title VARCHAR (45) NOT NULL,</text:p>
      <text:p text:style-name="P1"><text:s text:c="4"/>email VARCHAR (45) NOT NULL,</text:p>
      <text:p text:style-name="P1"><text:s text:c="4"/>pro_field VARCHAR (45) NOT NULL,</text:p>
      <text:p text:style-name="P1"><text:s text:c="4"/>company_name VARCHAR (45),</text:p>
      <text:p text:style-name="P1"><text:s text:c="4"/>company_description TEXT,</text:p>
      <text:p text:style-name="P1"><text:s text:c="4"/>company_adress_number VARCHAR (45),</text:p>
      <text:p text:style-name="P1"><text:s text:c="4"/>company_adress_street VARCHAR (45) NOT NULL,</text:p>
      <text:p text:style-name="P1"><text:s text:c="4"/>company_adress_post_code VARCHAR (45) NOT NULL,</text:p>
      <text:p text:style-name="P1"><text:s text:c="4"/>company_adress_city VARCHAR (45) NOT NULL,</text:p>
      <text:p text:style-name="P1"><text:s text:c="4"/>company_adress_country VARCHAR (45) NOT NULL,</text:p>
      <text:p text:style-name="P1"><text:s text:c="4"/>company_phone_number VARCHAR(45) NOT NULL,</text:p>
      <text:p text:style-name="P1"><text:s text:c="4"/>company_<text:span text:style-name="T1">website</text:span> VARCHAR (45) NOT NULL,</text:p>
      <text:p text:style-name="P3"><text:s text:c="4"/>status_<text:span text:style-name="T1">id</text:span> SMALLINT NOT NULL,</text:p>
      <text:p text:style-name="P1"><text:s text:c="4"/>subscription_date DATE NOT NULL,</text:p>
      <text:p text:style-name="P1"><text:s text:c="4"/>end_of_rights DATE,</text:p>
      <text:p text:style-name="P3"><text:s text:c="4"/><text:span text:style-name="T1">status_active_id </text:span>SMALLINT NOT NULL,</text:p>
      <text:p text:style-name="P1"><text:s text:c="4"/>photo_link TEXT,</text:p>
      <text:p text:style-name="P5"><text:s text:c="4"/><text:span text:style-name="T3">account_id <text:s/></text:span>SMALLINT NOT NULL,</text:p>
      <text:p text:style-name="P5"><text:s text:c="4"/>CONSTRAINT fk_<text:span text:style-name="T3">status_id</text:span></text:p>
      <text:p text:style-name="P5"><text:s text:c="8"/>FOREIGN KEY (<text:span text:style-name="T3">stauts_id</text:span>)</text:p>
      <text:p text:style-name="P5"><text:s text:c="8"/>REFERENCES <text:span text:style-name="T3">statuse</text:span>s(id),</text:p>
      <text:p text:style-name="P5"><text:s text:c="4"/>CONSTRAINT fk_<text:span text:style-name="T3">status_active_id</text:span></text:p>
      <text:p text:style-name="P5"><text:s text:c="8"/>FOREIGN KEY (<text:span text:style-name="T3">status_active_id</text:span>)</text:p>
      <text:p text:style-name="P5"><text:s text:c="8"/>REFERENCES <text:span text:style-name="T3">status_actives</text:span>(id),</text:p>
      <text:p text:style-name="P5"><text:s text:c="4"/>CONSTRAINT fk_<text:span text:style-name="T4">account_id</text:span></text:p>
      <text:p text:style-name="P5"><text:s text:c="8"/>FOREIGN KEY (<text:span text:style-name="T4">account_id</text:span>)</text:p>
      <text:p text:style-name="P5"><text:s text:c="8"/>REFERENCES <text:span text:style-name="T4">accounts</text:span>(id),</text:p>
      <text:p text:style-name="P5"/>
      <text:p text:style-name="P1">) ENGINE=InnoDB;</text:p>
      <text:p text:style-name="P1"/>
      <text:p text:style-name="P1">CREATE TABLE <text:span text:style-name="T1">accounts</text:span> (</text:p>
      <text:p text:style-name="P1"><text:s text:c="4"/>id SMALLINT UNSIGNED AUTO_INCREMENT PRIMARY KEY,</text:p>
      <text:p text:style-name="P3"><text:s text:c="4"/>payment_status_<text:span text:style-name="T2">id</text:span> VARCHAR (45),</text:p>
      <text:p text:style-name="P3"><text:s text:c="4"/>payment_mode_<text:span text:style-name="T2">id</text:span> VARCHAR (45),</text:p>
      <text:p text:style-name="P3"><text:s text:c="4"/>payment_date DATE,</text:p>
      <text:p text:style-name="P6"><text:s text:c="3"/>CONSTRAINT fk_<text:span text:style-name="T4">payment_status_id</text:span></text:p>
      <text:p text:style-name="P6"><text:s text:c="8"/>FOREIGN KEY (<text:span text:style-name="T4">payment_status_id</text:span>)</text:p>
      <text:p text:style-name="P6"><text:s text:c="8"/>REFERENCES <text:span text:style-name="T4">payment_statuses</text:span>(id),</text:p>
      <text:p text:style-name="P6"><text:s text:c="2"/>CONSTRAINT fk_<text:span text:style-name="T4">payment_mode_id</text:span></text:p>
      <text:p text:style-name="P6"><text:s text:c="8"/>FOREIGN KEY (<text:span text:style-name="T4">payment_mode_id</text:span>)</text:p>
      <text:p text:style-name="P6"><text:s text:c="8"/>REFERENCES <text:span text:style-name="T4">payments_modes</text:span>(id)</text:p>
      <text:p text:style-name="P1">) ENGINE=InnoDB;</text:p>
      <text:p text:style-name="P1"/>
      <text:p text:style-name="P1">CREATE TABLE <text:span text:style-name="T2">statuses</text:span> (</text:p>
      <text:p text:style-name="P1"><text:s text:c="4"/>id SMALLINT UNSIGNED AUTO_INCREMENT PRIMARY KEY,</text:p>
      <text:p text:style-name="P1"><text:s text:c="4"/><text:span text:style-name="T2">name</text:span> VARCHAR(45) NOT NULL</text:p>
      <text:p text:style-name="P1">) ENGINE=InnoDB;</text:p>
      <text:p text:style-name="P1"/>
      <text:p text:style-name="P4">CREATE TABLE <text:span text:style-name="T2">status_actives</text:span> (</text:p>
      <text:p text:style-name="P4"><text:s text:c="4"/>id SMALLINT UNSIGNED AUTO_INCREMENT PRIMARY KEY,</text:p>
      <text:p text:style-name="P4"><text:s text:c="4"/><text:span text:style-name="T2">name</text:span> VARCHAR(45) NOT NULL</text:p>
      <text:p text:style-name="P4"><text:soft-page-break/>) ENGINE=InnoDB;</text:p>
      <text:p text:style-name="P1"/>
      <text:p text:style-name="P4">CREATE TABLE <text:span text:style-name="T2">payment_statuses</text:span> (</text:p>
      <text:p text:style-name="P4"><text:s text:c="4"/>id SMALLINT UNSIGNED AUTO_INCREMENT PRIMARY KEY,</text:p>
      <text:p text:style-name="P4"><text:s text:c="4"/><text:span text:style-name="T2">name</text:span> VARCHAR(45) NOT NULL</text:p>
      <text:p text:style-name="P4">) ENGINE=InnoDB;</text:p>
      <text:p text:style-name="P4"/>
      <text:p text:style-name="P4">CREATE TABLE <text:span text:style-name="T2">payment_modes</text:span> (</text:p>
      <text:p text:style-name="P4"><text:s text:c="4"/>id SMALLINT UNSIGNED AUTO_INCREMENT PRIMARY KEY,</text:p>
      <text:p text:style-name="P4"><text:s text:c="4"/><text:span text:style-name="T2">name</text:span> VARCHAR(45) NOT NULL</text:p>
      <text:p text:style-name="P4">) ENGINE=InnoDB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00:43.688733116</meta:creation-date>
    <meta:print-date>2018-07-09T11:00:59.262968099</meta:print-date>
    <dc:date>2018-09-24T14:44:17.532041109</dc:date>
    <meta:editing-duration>PT15M5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61" meta:word-count="217" meta:character-count="2074" meta:non-whitespace-character-count="1688"/>
  </office:meta>
</office:document-meta>
</file>